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8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2776" calcext:value-type="float">
            <text:p>106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2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668" calcext:value-type="float">
            <text:p>106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1648" calcext:value-type="float">
            <text:p>106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2776" calcext:value-type="float">
            <text:p>106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7056" calcext:value-type="float">
            <text:p>106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7536" calcext:value-type="float">
            <text:p>106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668" calcext:value-type="float">
            <text:p>106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668" calcext:value-type="float">
            <text:p>106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4488" calcext:value-type="float">
            <text:p>106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7536" calcext:value-type="float">
            <text:p>106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5072" calcext:value-type="float">
            <text:p>106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668" calcext:value-type="float">
            <text:p>106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11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9096" calcext:value-type="float">
            <text:p>107.8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2144" calcext:value-type="float">
            <text:p>107.8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7384" calcext:value-type="float">
            <text:p>107.8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2-02-1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30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9664" calcext:value-type="float">
            <text:p>107.0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7096" calcext:value-type="float">
            <text:p>107.0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2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7576" calcext:value-type="float">
            <text:p>107.0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2336" calcext:value-type="float">
            <text:p>107.0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2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8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2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7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5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436" calcext:value-type="float">
            <text:p>107.2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2752" calcext:value-type="float">
            <text:p>107.3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6488" calcext:value-type="float">
            <text:p>107.5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352" calcext:value-type="float">
            <text:p>107.5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64" calcext:value-type="float">
            <text:p>107.6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352" calcext:value-type="float">
            <text:p>107.5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8512" calcext:value-type="float">
            <text:p>107.7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8512" calcext:value-type="float">
            <text:p>107.7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3856" calcext:value-type="float">
            <text:p>107.8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3856" calcext:value-type="float">
            <text:p>107.8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1768" calcext:value-type="float">
            <text:p>107.8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54" calcext:value-type="float">
            <text:p>107.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3208" calcext:value-type="float">
            <text:p>107.9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3208" calcext:value-type="float">
            <text:p>107.9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5504" calcext:value-type="float">
            <text:p>108.0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2832" calcext:value-type="float">
            <text:p>108.0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2936" calcext:value-type="float">
            <text:p>108.0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4752" calcext:value-type="float">
            <text:p>108.1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6944" calcext:value-type="float">
            <text:p>108.1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4856" calcext:value-type="float">
            <text:p>108.1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6192" calcext:value-type="float">
            <text:p>108.2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6272" calcext:value-type="float">
            <text:p>108.8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2496" calcext:value-type="float">
            <text:p>108.3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9072" calcext:value-type="float">
            <text:p>108.3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464" calcext:value-type="float">
            <text:p>108.4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272" calcext:value-type="float">
            <text:p>108.4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9008" calcext:value-type="float">
            <text:p>108.6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304" calcext:value-type="float">
            <text:p>108.7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2432" calcext:value-type="float">
            <text:p>108.6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8904" calcext:value-type="float">
            <text:p>108.5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9008" calcext:value-type="float">
            <text:p>108.6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016" calcext:value-type="float">
            <text:p>108.7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0448" calcext:value-type="float">
            <text:p>108.7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016" calcext:value-type="float">
            <text:p>108.7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4832" calcext:value-type="float">
            <text:p>108.7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496" calcext:value-type="float">
            <text:p>108.7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496" calcext:value-type="float">
            <text:p>108.7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0072" calcext:value-type="float">
            <text:p>108.7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9216" calcext:value-type="float">
            <text:p>108.7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6376" calcext:value-type="float">
            <text:p>108.9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9632" calcext:value-type="float">
            <text:p>109.0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0488" calcext:value-type="float">
            <text:p>109.0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9736" calcext:value-type="float">
            <text:p>109.1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2888" calcext:value-type="float">
            <text:p>109.2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7272" calcext:value-type="float">
            <text:p>109.2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2888" calcext:value-type="float">
            <text:p>109.2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2992" calcext:value-type="float">
            <text:p>109.2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3848" calcext:value-type="float">
            <text:p>109.2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888" calcext:value-type="float">
            <text:p>109.5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4264" calcext:value-type="float">
            <text:p>109.5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8272" calcext:value-type="float">
            <text:p>109.6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9232" calcext:value-type="float">
            <text:p>109.6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4952" calcext:value-type="float">
            <text:p>109.7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336" calcext:value-type="float">
            <text:p>109.7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8104" calcext:value-type="float">
            <text:p>109.7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2488" calcext:value-type="float">
            <text:p>109.8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8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9805</text:p>
          </table:table-cell>
          <table:table-cell office:value-type="string" calcext:value-type="string">
            <text:p>197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42" meta:object-count="0"/>
    <meta:user-defined meta:name="AppVersion">3.0</meta:user-defined>
  </office:meta>
</office:document-meta>
</file>